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8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9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4" style:family="paragraph" style:parent-style-name="Standard">
      <style:text-properties style:font-name="Sans-serif" officeooo:rsid="08bffa20" officeooo:paragraph-rsid="08bffa20"/>
    </style:style>
    <style:style style:name="P35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8b902b8" style:font-size-asian="9pt" style:font-weight-asian="bold" style:font-size-complex="9pt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43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44" style:family="paragraph" style:parent-style-name="Standard" style:list-style-name="L1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48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49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50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1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2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3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eeaf1" officeooo:paragraph-rsid="0b7eeaf1" style:font-weight-asian="bold" style:font-weight-complex="bold"/>
    </style:style>
    <style:style style:name="P54" style:family="paragraph" style:parent-style-name="Heading_20_2">
      <style:text-properties style:font-name="Sans-serif" officeooo:rsid="0872d562" officeooo:paragraph-rsid="0872d562"/>
    </style:style>
    <style:style style:name="P55" style:family="paragraph" style:parent-style-name="Heading_20_2">
      <style:text-properties style:font-name="Sans-serif" officeooo:rsid="0b4d8359" officeooo:paragraph-rsid="0b4d8359"/>
    </style:style>
    <style:style style:name="P56" style:family="paragraph" style:parent-style-name="Heading_20_2">
      <style:text-properties officeooo:paragraph-rsid="08bffa20"/>
    </style:style>
    <style:style style:name="P57" style:family="paragraph" style:parent-style-name="Heading_20_3">
      <style:text-properties style:font-name="Sans-serif" officeooo:rsid="08a9dc51" officeooo:paragraph-rsid="08a9dc51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c7a7ae" style:font-weight-asian="normal" style:font-weight-complex="normal"/>
    </style:style>
    <style:style style:name="T29" style:family="text">
      <style:text-properties fo:font-weight="normal" officeooo:rsid="08df3750" style:font-weight-asian="normal" style:font-weight-complex="normal"/>
    </style:style>
    <style:style style:name="T30" style:family="text">
      <style:text-properties fo:font-weight="normal" officeooo:rsid="08e33c00" style:font-weight-asian="normal" style:font-weight-complex="normal"/>
    </style:style>
    <style:style style:name="T31" style:family="text">
      <style:text-properties fo:font-weight="normal" officeooo:rsid="08f16856" style:font-weight-asian="normal" style:font-weight-complex="normal"/>
    </style:style>
    <style:style style:name="T32" style:family="text">
      <style:text-properties fo:font-weight="normal" officeooo:rsid="090d2d9d" style:font-weight-asian="normal" style:font-weight-complex="normal"/>
    </style:style>
    <style:style style:name="T33" style:family="text">
      <style:text-properties fo:font-weight="normal" officeooo:rsid="090e06bd" style:font-weight-asian="normal" style:font-weight-complex="normal"/>
    </style:style>
    <style:style style:name="T34" style:family="text">
      <style:text-properties fo:font-weight="normal" officeooo:rsid="090eb909" style:font-weight-asian="normal" style:font-weight-complex="normal"/>
    </style:style>
    <style:style style:name="T35" style:family="text">
      <style:text-properties fo:font-weight="normal" officeooo:rsid="090fea36" style:font-weight-asian="normal" style:font-weight-complex="normal"/>
    </style:style>
    <style:style style:name="T36" style:family="text">
      <style:text-properties fo:font-weight="normal" officeooo:rsid="095ccf21" style:font-weight-asian="normal" style:font-weight-complex="normal"/>
    </style:style>
    <style:style style:name="T37" style:family="text">
      <style:text-properties fo:font-weight="normal" officeooo:rsid="095cd612" style:font-weight-asian="normal" style:font-weight-complex="normal"/>
    </style:style>
    <style:style style:name="T38" style:family="text">
      <style:text-properties fo:font-weight="normal" officeooo:rsid="0a272d04" style:font-weight-asian="normal" style:font-weight-complex="normal"/>
    </style:style>
    <style:style style:name="T39" style:family="text">
      <style:text-properties fo:font-weight="normal" officeooo:rsid="0a2bdd07" style:font-weight-asian="normal" style:font-weight-complex="normal"/>
    </style:style>
    <style:style style:name="T40" style:family="text">
      <style:text-properties fo:font-weight="normal" officeooo:rsid="0a360437" style:font-weight-asian="normal" style:font-weight-complex="normal"/>
    </style:style>
    <style:style style:name="T41" style:family="text">
      <style:text-properties fo:font-weight="normal" officeooo:rsid="0a3802f6" style:font-weight-asian="normal" style:font-weight-complex="normal"/>
    </style:style>
    <style:style style:name="T42" style:family="text">
      <style:text-properties fo:font-weight="normal" officeooo:rsid="0a389e4b" style:font-weight-asian="normal" style:font-weight-complex="normal"/>
    </style:style>
    <style:style style:name="T43" style:family="text">
      <style:text-properties fo:font-weight="normal" officeooo:rsid="0a430b29" style:font-weight-asian="normal" style:font-weight-complex="normal"/>
    </style:style>
    <style:style style:name="T44" style:family="text">
      <style:text-properties fo:font-weight="normal" officeooo:rsid="0a435022" style:font-weight-asian="normal" style:font-weight-complex="normal"/>
    </style:style>
    <style:style style:name="T45" style:family="text">
      <style:text-properties fo:font-weight="normal" officeooo:rsid="0a490fa9" style:font-weight-asian="normal" style:font-weight-complex="normal"/>
    </style:style>
    <style:style style:name="T46" style:family="text">
      <style:text-properties fo:font-weight="normal" officeooo:rsid="0a49f5ef" style:font-weight-asian="normal" style:font-weight-complex="normal"/>
    </style:style>
    <style:style style:name="T47" style:family="text">
      <style:text-properties fo:font-weight="normal" officeooo:rsid="0a4a965b" style:font-weight-asian="normal" style:font-weight-complex="normal"/>
    </style:style>
    <style:style style:name="T48" style:family="text">
      <style:text-properties fo:font-weight="normal" officeooo:rsid="0b21968b" style:font-weight-asian="normal" style:font-weight-complex="normal"/>
    </style:style>
    <style:style style:name="T49" style:family="text">
      <style:text-properties fo:font-weight="normal" officeooo:rsid="0b24c68d" style:font-weight-asian="normal" style:font-weight-complex="normal"/>
    </style:style>
    <style:style style:name="T50" style:family="text">
      <style:text-properties fo:font-weight="normal" officeooo:rsid="0b26a758" style:font-weight-asian="normal" style:font-weight-complex="normal"/>
    </style:style>
    <style:style style:name="T51" style:family="text">
      <style:text-properties fo:font-weight="normal" officeooo:rsid="0b28639e" style:font-weight-asian="normal" style:font-weight-complex="normal"/>
    </style:style>
    <style:style style:name="T52" style:family="text">
      <style:text-properties fo:font-weight="normal" officeooo:rsid="0b2c5e9f" style:font-weight-asian="normal" style:font-weight-complex="normal"/>
    </style:style>
    <style:style style:name="T53" style:family="text">
      <style:text-properties fo:font-weight="normal" officeooo:rsid="0b2e9903" style:font-weight-asian="normal" style:font-weight-complex="normal"/>
    </style:style>
    <style:style style:name="T54" style:family="text">
      <style:text-properties fo:font-weight="normal" officeooo:rsid="0b2ee9d0" style:font-weight-asian="normal" style:font-weight-complex="normal"/>
    </style:style>
    <style:style style:name="T55" style:family="text">
      <style:text-properties fo:font-weight="normal" officeooo:rsid="0b307d8d" style:font-weight-asian="normal" style:font-weight-complex="normal"/>
    </style:style>
    <style:style style:name="T56" style:family="text">
      <style:text-properties fo:font-weight="normal" officeooo:rsid="0b327057" style:font-weight-asian="normal" style:font-weight-complex="normal"/>
    </style:style>
    <style:style style:name="T57" style:family="text">
      <style:text-properties fo:font-weight="normal" officeooo:rsid="0b40eb33" style:font-weight-asian="normal" style:font-weight-complex="normal"/>
    </style:style>
    <style:style style:name="T58" style:family="text">
      <style:text-properties fo:font-weight="normal" officeooo:rsid="0b4246ac" style:font-weight-asian="normal" style:font-weight-complex="normal"/>
    </style:style>
    <style:style style:name="T59" style:family="text">
      <style:text-properties fo:font-weight="normal" officeooo:rsid="0b42dd49" style:font-weight-asian="normal" style:font-weight-complex="normal"/>
    </style:style>
    <style:style style:name="T60" style:family="text">
      <style:text-properties fo:font-weight="normal" officeooo:rsid="0b49eb55" style:font-weight-asian="normal" style:font-weight-complex="normal"/>
    </style:style>
    <style:style style:name="T61" style:family="text">
      <style:text-properties fo:font-weight="normal" officeooo:rsid="0b4a9069" style:font-weight-asian="normal" style:font-weight-complex="normal"/>
    </style:style>
    <style:style style:name="T62" style:family="text">
      <style:text-properties fo:font-weight="normal" officeooo:rsid="0b4bedde" style:font-weight-asian="normal" style:font-weight-complex="normal"/>
    </style:style>
    <style:style style:name="T63" style:family="text">
      <style:text-properties fo:font-weight="normal" officeooo:rsid="0b4f632c" style:font-weight-asian="normal" style:font-weight-complex="normal"/>
    </style:style>
    <style:style style:name="T64" style:family="text">
      <style:text-properties fo:font-weight="normal" officeooo:rsid="0b514a90" style:font-weight-asian="normal" style:font-weight-complex="normal"/>
    </style:style>
    <style:style style:name="T65" style:family="text">
      <style:text-properties fo:font-weight="normal" officeooo:rsid="0b52d7af" style:font-weight-asian="normal" style:font-weight-complex="normal"/>
    </style:style>
    <style:style style:name="T66" style:family="text">
      <style:text-properties fo:font-weight="normal" officeooo:rsid="0b531b3e" style:font-weight-asian="normal" style:font-weight-complex="normal"/>
    </style:style>
    <style:style style:name="T67" style:family="text">
      <style:text-properties fo:font-weight="normal" officeooo:rsid="0b5399f9" style:font-weight-asian="normal" style:font-weight-complex="normal"/>
    </style:style>
    <style:style style:name="T68" style:family="text">
      <style:text-properties fo:font-weight="normal" officeooo:rsid="0b55159c" style:font-weight-asian="normal" style:font-weight-complex="normal"/>
    </style:style>
    <style:style style:name="T69" style:family="text">
      <style:text-properties fo:font-weight="normal" officeooo:rsid="0b57851a" style:font-weight-asian="normal" style:font-weight-complex="normal"/>
    </style:style>
    <style:style style:name="T70" style:family="text">
      <style:text-properties fo:font-weight="normal" officeooo:rsid="0b579654" style:font-weight-asian="normal" style:font-weight-complex="normal"/>
    </style:style>
    <style:style style:name="T71" style:family="text">
      <style:text-properties fo:font-weight="normal" officeooo:rsid="0b5896b6" style:font-weight-asian="normal" style:font-weight-complex="normal"/>
    </style:style>
    <style:style style:name="T72" style:family="text">
      <style:text-properties fo:font-weight="normal" officeooo:rsid="0b58cabd" style:font-weight-asian="normal" style:font-weight-complex="normal"/>
    </style:style>
    <style:style style:name="T73" style:family="text">
      <style:text-properties fo:font-weight="normal" officeooo:rsid="0b601935" style:font-weight-asian="normal" style:font-weight-complex="normal"/>
    </style:style>
    <style:style style:name="T74" style:family="text">
      <style:text-properties fo:font-weight="normal" officeooo:rsid="0b616d65" style:font-weight-asian="normal" style:font-weight-complex="normal"/>
    </style:style>
    <style:style style:name="T75" style:family="text">
      <style:text-properties fo:font-weight="normal" officeooo:rsid="0b628d9f" style:font-weight-asian="normal" style:font-weight-complex="normal"/>
    </style:style>
    <style:style style:name="T76" style:family="text">
      <style:text-properties fo:font-weight="normal" officeooo:rsid="0b63e3a6" style:font-weight-asian="normal" style:font-weight-complex="normal"/>
    </style:style>
    <style:style style:name="T77" style:family="text">
      <style:text-properties fo:font-weight="normal" officeooo:rsid="0b657b1d" style:font-weight-asian="normal" style:font-weight-complex="normal"/>
    </style:style>
    <style:style style:name="T78" style:family="text">
      <style:text-properties fo:font-weight="normal" officeooo:rsid="0b66e2de" style:font-weight-asian="normal" style:font-weight-complex="normal"/>
    </style:style>
    <style:style style:name="T79" style:family="text">
      <style:text-properties fo:font-weight="normal" officeooo:rsid="0b68deda" style:font-weight-asian="normal" style:font-weight-complex="normal"/>
    </style:style>
    <style:style style:name="T80" style:family="text">
      <style:text-properties fo:font-weight="normal" officeooo:rsid="0b6a3c7a" style:font-weight-asian="normal" style:font-weight-complex="normal"/>
    </style:style>
    <style:style style:name="T81" style:family="text">
      <style:text-properties fo:font-weight="normal" officeooo:rsid="0b6a5b7d" style:font-weight-asian="normal" style:font-weight-complex="normal"/>
    </style:style>
    <style:style style:name="T82" style:family="text">
      <style:text-properties fo:font-weight="normal" officeooo:rsid="0b6bf257" style:font-weight-asian="normal" style:font-weight-complex="normal"/>
    </style:style>
    <style:style style:name="T83" style:family="text">
      <style:text-properties fo:font-weight="normal" officeooo:rsid="0b6db8e0" style:font-weight-asian="normal" style:font-weight-complex="normal"/>
    </style:style>
    <style:style style:name="T84" style:family="text">
      <style:text-properties fo:font-weight="normal" officeooo:rsid="0b71b9a7" style:font-weight-asian="normal" style:font-weight-complex="normal"/>
    </style:style>
    <style:style style:name="T85" style:family="text">
      <style:text-properties fo:font-weight="normal" officeooo:rsid="0b7381c8" style:font-weight-asian="normal" style:font-weight-complex="normal"/>
    </style:style>
    <style:style style:name="T86" style:family="text">
      <style:text-properties fo:font-weight="normal" officeooo:rsid="0b74cd41" style:font-weight-asian="normal" style:font-weight-complex="normal"/>
    </style:style>
    <style:style style:name="T87" style:family="text">
      <style:text-properties fo:font-weight="normal" officeooo:rsid="0b7533c4" style:font-weight-asian="normal" style:font-weight-complex="normal"/>
    </style:style>
    <style:style style:name="T88" style:family="text">
      <style:text-properties fo:font-weight="normal" officeooo:rsid="0b76628f" style:font-weight-asian="normal" style:font-weight-complex="normal"/>
    </style:style>
    <style:style style:name="T89" style:family="text">
      <style:text-properties fo:font-weight="normal" officeooo:rsid="0b772a8c" style:font-weight-asian="normal" style:font-weight-complex="normal"/>
    </style:style>
    <style:style style:name="T90" style:family="text">
      <style:text-properties fo:font-weight="normal" officeooo:rsid="0b78893b" style:font-weight-asian="normal" style:font-weight-complex="normal"/>
    </style:style>
    <style:style style:name="T91" style:family="text">
      <style:text-properties fo:font-weight="normal" officeooo:rsid="0b793ef1" style:font-weight-asian="normal" style:font-weight-complex="normal"/>
    </style:style>
    <style:style style:name="T92" style:family="text">
      <style:text-properties fo:font-weight="normal" officeooo:rsid="0b7b3aed" style:font-weight-asian="normal" style:font-weight-complex="normal"/>
    </style:style>
    <style:style style:name="T93" style:family="text">
      <style:text-properties fo:font-weight="normal" officeooo:rsid="0b7bd8aa" style:font-weight-asian="normal" style:font-weight-complex="normal"/>
    </style:style>
    <style:style style:name="T94" style:family="text">
      <style:text-properties fo:font-weight="normal" officeooo:rsid="0b7dd493" style:font-weight-asian="normal" style:font-weight-complex="normal"/>
    </style:style>
    <style:style style:name="T95" style:family="text">
      <style:text-properties fo:font-weight="normal" officeooo:rsid="0b815e4b" style:font-weight-asian="normal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8c74841" style:font-style-asian="normal" style:font-style-complex="normal"/>
    </style:style>
    <style:style style:name="T103" style:family="text">
      <style:text-properties fo:font-style="normal" officeooo:rsid="0a2d0ff7" style:font-style-asian="normal" style:font-style-complex="normal"/>
    </style:style>
    <style:style style:name="T104" style:family="text">
      <style:text-properties fo:font-style="normal" officeooo:rsid="0a30a8c7" style:font-style-asian="normal" style:font-style-complex="normal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2caf3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33" style:family="text">
      <style:text-properties style:font-name="Sans-serif"/>
    </style:style>
    <style:style style:name="T134" style:family="text">
      <style:text-properties style:font-name="Sans-serif" officeooo:rsid="08720e6f"/>
    </style:style>
    <style:style style:name="T135" style:family="text">
      <style:text-properties style:font-name="Sans-serif" officeooo:rsid="0b23e1d1"/>
    </style:style>
    <style:style style:name="T136" style:family="text">
      <style:text-properties style:font-name="Sans-serif" officeooo:rsid="076a11fb"/>
    </style:style>
    <style:style style:name="T137" style:family="text">
      <style:text-properties fo:font-size="9pt" fo:font-weight="normal" style:font-size-asian="9pt" style:font-weight-asian="normal" style:font-size-complex="9pt" style:font-weight-complex="normal"/>
    </style:style>
    <style:style style:name="T13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3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42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43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45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0" style:family="text">
      <style:text-properties fo:font-size="9pt" officeooo:rsid="07a6fb7f" style:font-size-asian="9pt" style:font-size-complex="9pt"/>
    </style:style>
    <style:style style:name="T151" style:family="text">
      <style:text-properties fo:font-size="9pt" officeooo:rsid="08ca7d4a" style:font-size-asian="9pt" style:font-size-complex="9pt"/>
    </style:style>
    <style:style style:name="T15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159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60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167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168" style:family="text">
      <style:text-properties officeooo:rsid="07a6fb7f"/>
    </style:style>
    <style:style style:name="T169" style:family="text">
      <style:text-properties officeooo:rsid="08b68059"/>
    </style:style>
    <style:style style:name="T170" style:family="text">
      <style:text-properties officeooo:rsid="08f0d68d"/>
    </style:style>
    <style:style style:name="T171" style:family="text">
      <style:text-properties officeooo:rsid="090eb909"/>
    </style:style>
    <style:style style:name="T172" style:family="text">
      <style:text-properties officeooo:rsid="095c5b93"/>
    </style:style>
    <style:style style:name="T173" style:family="text">
      <style:text-properties officeooo:rsid="0a272d04"/>
    </style:style>
    <style:style style:name="T174" style:family="text">
      <style:text-properties officeooo:rsid="0b597e47"/>
    </style:style>
    <style:style style:name="T175" style:family="text">
      <style:text-properties officeooo:rsid="0b811c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33">You </text:span><text:span text:style-name="T134">do magic with sheer </text:span><text:span text:style-name="T135">fucking </text:span><text:span text:style-name="T134">force of will.</text:span></text:p>
      <text:h text:style-name="P55" text:outline-level="2">Meta Moves</text:h>
      <text:p text:style-name="P49"><text:span text:style-name="T175">With great power...</text:span> –<text:span text:style-name="T4"> This playbook </text:span><text:span text:style-name="T71">is</text:span><text:span text:style-name="T4"> about just describing </text:span><text:span text:style-name="T68">novel </text:span><text:span text:style-name="T4">magic and having it happen </text:span><text:span text:style-name="T72">in the game, </text:span><text:span text:style-name="T90">so y</text:span><text:span text:style-name="T64">our moves are super </text:span><text:span text:style-name="T63">open-ended. </text:span><text:span text:style-name="T89">B</text:span><text:span text:style-name="T63">ut </text:span><text:span text:style-name="T88">in order </text:span><text:span text:style-name="T63">to </text:span><text:span text:style-name="T66">define</text:span><text:span text:style-name="T63"> your power </text:span><text:span text:style-name="T86">with</text:span><text:span text:style-name="T63"> the same </text:span><text:span text:style-name="T67">personal </text:span><text:span text:style-name="T63">scale as the other </text:span><text:span text:style-name="T87">PCs </text:span><text:span text:style-name="T63">in this game, </text:span><text:span text:style-name="T65">there are some </text:span><text:span text:style-name="T63">restrictions. </text:span><text:span text:style-name="T69">Please abide by their spirit and work with your GM </text:span><text:span text:style-name="T85">so everybody has fun.</text:span></text:p>
      <text:h text:style-name="P56" text:outline-level="2"><text:span text:style-name="T136">Resources</text:span></text:h>
      <text:p text:style-name="P34"><text:span text:style-name="T3">W</text:span><text:span text:style-name="T2">ill –</text:span><text:span text:style-name="T4"> </text:span><text:span text:style-name="T27">The overwhelming conviction that your magic should override the very laws of reality.</text:span></text:p>
      <text:p text:style-name="P28"/>
      <text:p text:style-name="P3"><text:span text:style-name="T139">● </text:span><text:span text:style-name="T141">1. </text:span><text:span text:style-name="T140">▢ ▢ ▢ </text:span></text:p>
      <text:p text:style-name="P4"><text:span text:style-name="T150">○</text:span><text:span text:style-name="T139"> </text:span><text:span text:style-name="T145">2</text:span><text:span text:style-name="T141">. </text:span><text:span text:style-name="T140">▢</text:span></text:p>
      <text:p text:style-name="P4"><text:span text:style-name="T150">○</text:span><text:span text:style-name="T139"> </text:span><text:span text:style-name="T145">3</text:span><text:span text:style-name="T141">. </text:span><text:span text:style-name="T140">▢</text:span></text:p>
      <text:h text:style-name="P54" text:outline-level="2">Abilities</text:h>
      <text:h text:style-name="P57" text:outline-level="3">Thread<text:span text:style-name="T172">s</text:span></text:h>
      <text:p text:style-name="P10">These are the <text:span text:style-name="T170">strands</text:span> that a sorcerer weaves together to create their magic. Note that <text:span text:style-name="T174">they have different max ratings—not all threads are as easy to work.</text:span></text:p>
      <text:p text:style-name="P10"/>
      <text:p text:style-name="P19"><text:span text:style-name="T168">○ Affect an area ○ ○ ○ –</text:span><text:span text:style-name="T5"> </text:span><text:span text:style-name="T14">You’re targeting your </text:span><text:span text:style-name="T77">weaving </text:span><text:span text:style-name="T14">against a </text:span><text:span text:style-name="T15">spatial </text:span><text:span text:style-name="T14">area, its contents, or occupants.</text:span></text:p>
      <text:p text:style-name="P12"/>
      <text:p text:style-name="P22"><text:span text:style-name="T168">○ Affect at range ○ ○ ○ – </text:span><text:span text:style-name="T30">You’re targeting </text:span><text:span text:style-name="T78">your weaving against</text:span><text:span text:style-name="T30"> something or someone too far away to touch.</text:span></text:p>
      <text:p text:style-name="P13"/>
      <text:p text:style-name="P18"><text:span text:style-name="T168">○ Affect the living ○ ○ ○ – </text:span><text:span text:style-name="T5">You’re </text:span><text:span text:style-name="T79">weaving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4"/>
      <text:p text:style-name="P20"><text:span text:style-name="T168">○ Conjure object ○ ○ ○</text:span><text:span text:style-name="T5"> </text:span><text:span text:style-name="T168">– </text:span><text:span text:style-name="T16">You’re </text:span><text:span text:style-name="T79">weaving to </text:span><text:span text:style-name="T16">conjur</text:span><text:span text:style-name="T79">e</text:span><text:span text:style-name="T16"> an inanimate object </text:span><text:span text:style-name="T61">or </text:span><text:span text:style-name="T70">other </text:span><text:span text:style-name="T61">organized matter.</text:span></text:p>
      <text:p text:style-name="P15"/>
      <text:p text:style-name="P21"><text:span text:style-name="T168">○ Conjure being</text:span><text:span text:style-name="T5"> </text:span><text:span text:style-name="T168">–</text:span><text:span text:style-name="T5"> </text:span><text:span text:style-name="T17">You’re </text:span><text:span text:style-name="T79">weaving to </text:span><text:span text:style-name="T18">conjur</text:span><text:span text:style-name="T79">e</text:span><text:span text:style-name="T17"> </text:span><text:span text:style-name="T31">a complex life form.</text:span></text:p>
      <text:p text:style-name="P15"/>
      <text:p text:style-name="P23"><text:span text:style-name="T5">○ </text:span><text:span text:style-name="T168">Conjure elements ○ ○ ○</text:span><text:span text:style-name="T5"> </text:span><text:span text:style-name="T168">– </text:span><text:span text:style-name="T13">You’re </text:span><text:span text:style-name="T80">weaving to </text:span><text:span text:style-name="T13">conjur</text:span><text:span text:style-name="T80">e</text:span><text:span text:style-name="T13"> energetic classical elements.</text:span></text:p>
      <text:p text:style-name="P2"/>
      <text:p text:style-name="P23"><text:span text:style-name="T5">○ </text:span><text:span text:style-name="T168">Elemental kinetics ○ ○ ○</text:span><text:span text:style-name="T5"> </text:span><text:span text:style-name="T168">– </text:span><text:span text:style-name="T5">You’</text:span><text:span text:style-name="T13">re </text:span><text:span text:style-name="T76">weaving to move or shape</text:span><text:span text:style-name="T13"> energetic classical elements.</text:span></text:p>
      <text:p text:style-name="P46"/>
      <text:p text:style-name="P46"><text:span text:style-name="T168">○ Alter fundamentals ○ ○ ○</text:span><text:span text:style-name="T5"> </text:span><text:span text:style-name="T168">–</text:span><text:span text:style-name="T5"> You’</text:span><text:span text:style-name="T73">re </text:span><text:span text:style-name="T76">weaving</text:span><text:span text:style-name="T73"> to alter how some fundamental physical </text:span><text:span text:style-name="T76">phenomenon</text:span><text:span text:style-name="T73"> works—gravity, </text:span><text:span text:style-name="T76">chemical bonds</text:span><text:span text:style-name="T73">, electromagnetism, </text:span><text:span text:style-name="T74">the nuclear strong force, </text:span><text:span text:style-name="T75">etc.</text:span></text:p>
      <text:p text:style-name="P16"/>
      <text:p text:style-name="P26"><text:span text:style-name="T168">○ Accelerate entropy ○ ○ ○ –</text:span><text:span text:style-name="T5"> </text:span><text:span text:style-name="T42">You’re </text:span><text:span text:style-name="T76">weaving</text:span><text:span text:style-name="T42"> to mimic or enhance the ravages of chaos.</text:span></text:p>
      <text:p text:style-name="P16"/>
      <text:p text:style-name="P23"><text:span text:style-name="T5">○ </text:span><text:span text:style-name="T171">Reverse entropy –</text:span><text:span text:style-name="T5"> </text:span><text:span text:style-name="T34">You’re </text:span><text:span text:style-name="T76">weaving to</text:span><text:span text:style-name="T34"> </text:span><text:span text:style-name="T81">slow or undo </text:span><text:span text:style-name="T34">the ravages o</text:span><text:span text:style-name="T35">f</text:span><text:span text:style-name="T34"> chaos.</text:span></text:p>
      <text:p text:style-name="P23"><text:span text:style-name="T34"/></text:p>
      <text:p text:style-name="P24"><text:span text:style-name="T168">○ Transit ○ ○ –</text:span><text:span text:style-name="T5"> </text:span><text:span text:style-name="T38">You’re </text:span><text:span text:style-name="T81">weaving </text:span><text:span text:style-name="T38">to move </text:span><text:span text:style-name="T48">or connect</text:span><text:span text:style-name="T38"> something such that it </text:span><text:span text:style-name="T40">doesn’t cross </text:span><text:span text:style-name="T38">the space in between.</text:span></text:p>
      <text:p text:style-name="P17"/>
      <text:p text:style-name="P25"><text:span text:style-name="T168">○ Alter time – </text:span><text:span text:style-name="T41">You’re </text:span><text:span text:style-name="T82">weaving </text:span><text:span text:style-name="T41">to alter the physical flow of time.</text:span></text:p>
      <text:h text:style-name="P54" text:outline-level="2"><text:span text:style-name="T173">Special </text:span>Moves</text:h>
      <text:p text:style-name="P43"><text:span text:style-name="T151">Restore Will –</text:span><text:span text:style-name="T146"> </text:span><text:span text:style-name="T147">You </text:span><text:span text:style-name="T148">restore</text:span><text:span text:style-name="T147"> 1 Will w</text:span><text:span text:style-name="T146">hen you roll a </text:span><text:span text:style-name="T138">⚅⚅ </text:span><text:span text:style-name="T146">on a</text:span><text:span text:style-name="T160">ny </text:span><text:span text:style-name="T167">basic move</text:span><text:span text:style-name="T160">. </text:span><text:span text:style-name="T164">I</text:span><text:span text:style-name="T165">f you have 0 Will</text:span><text:span text:style-name="T162">, a </text:span><text:span text:style-name="T161">⚃⚅ </text:span><text:span text:style-name="T163">also counts.</text:span></text:p>
      <text:p text:style-name="P11"/>
      <text:p text:style-name="P5"><text:span text:style-name="T158">Lose</text:span><text:span text:style-name="T159"> Will –</text:span><text:span text:style-name="T153"> </text:span><text:span text:style-name="T154">You lose 1 Will when you roll a </text:span><text:span text:style-name="T155">⚀⚀ </text:span><text:span text:style-name="T154">on a</text:span><text:span text:style-name="T156">ny</text:span><text:span text:style-name="T154"> </text:span><text:span text:style-name="T166">basic move</text:span><text:span text:style-name="T157">.</text:span></text:p>
      <text:p text:style-name="P27"/>
      <text:p text:style-name="P48"><text:span text:style-name="T152">● </text:span>Weave magic – <text:span text:style-name="T4">You </text:span><text:span text:style-name="T29">crea</text:span><text:span text:style-name="T55">te</text:span><text:span text:style-name="T4"> </text:span><text:span text:style-name="T9">and cast </text:span><text:span text:style-name="T4">a magical effect </text:span><text:span text:style-name="T56">defined by your</text:span><text:span text:style-name="T4"> creativity and </text:span><text:span text:style-name="T8">mastery of the </text:span><text:span text:style-name="T6">Thread</text:span><text:span text:style-name="T7">s. </text:span><text:span text:style-name="T130">Y</text:span><text:span text:style-name="T131">ou </text:span><text:span text:style-name="T132">cannot make this move if you have 0 Will.</text:span></text:p>
      <text:p text:style-name="P29"/>
      <text:p text:style-name="P7"><text:span text:style-name="T7">D</text:span><text:span text:style-name="T4">escribe </text:span><text:span text:style-name="T91">what you want your weaving to </text:span><text:span text:style-name="T92">do in defiance of reality’s standard expectations</text:span><text:span text:style-name="T4">. </text:span><text:span text:style-name="T43">This can be practically anything </text:span><text:span text:style-name="T44">you can think of, </text:span><text:span text:style-name="T49">but there are some </text:span><text:span text:style-name="T95">rules</text:span><text:span text:style-name="T49">:</text:span></text:p>
      <text:list xml:id="list4242643335" text:style-name="L2">
        <text:list-item>
          <text:p text:style-name="P50"><text:span text:style-name="T57">weave magic</text:span><text:span text:style-name="T4"> on a personal, local, </text:span><text:span text:style-name="T60">immediate</text:span><text:span text:style-name="T4"> scale.</text:span></text:p>
        </text:list-item>
        <text:list-item>
          <text:p text:style-name="P53"><text:span text:style-name="T4">target one “thing” at a time—that might be an area containing many occupants, but not 3 separate individuals.</text:span></text:p>
        </text:list-item>
        <text:list-item>
          <text:p text:style-name="P51"><text:span text:style-name="T4">you must </text:span><text:span text:style-name="T58">directly </text:span><text:span text:style-name="T4">perceive your target—</text:span><text:span text:style-name="T83">not just something it’s part of </text:span><text:span text:style-name="T84">or contained in</text:span><text:span text:style-name="T92">side</text:span><text:span text:style-name="T59">.</text:span></text:p>
        </text:list-item>
        <text:list-item>
          <text:p text:style-name="P52"><text:span text:style-name="T51">d</text:span><text:span text:style-name="T4">on’t get in a rut—try not to repeat yourself too much in the same scene.</text:span></text:p>
        </text:list-item>
      </text:list>
      <text:p text:style-name="P30"/>
      <text:p text:style-name="P7"><text:span text:style-name="T128">Your effect ends if you no longer perceive your target, day breaks, or you </text:span><text:span text:style-name="T100">weave magic</text:span><text:span text:style-name="T128"> again. </text:span><text:span text:style-name="T121">When </text:span><text:span text:style-name="T122">your </text:span><text:span text:style-name="T121">effect ends, t</text:span><text:span text:style-name="T110">he </text:span><text:span text:style-name="T121">logical changes, </text:span><text:span text:style-name="T110">outcomes, and consequences </text:span><text:span text:style-name="T121">caused by </text:span><text:span text:style-name="T126">the</text:span><text:span text:style-name="T121"> </text:span><text:span text:style-name="T110">effect </text:span><text:span text:style-name="T129">do not</text:span><text:span text:style-name="T110"> reverse themselves</text:span><text:span text:style-name="T115">. That building is still on fire, </text:span><text:span text:style-name="T123">even if </text:span><text:span text:style-name="T127">the spark </text:span><text:span text:style-name="T123">is </text:span><text:span text:style-name="T127">long faded.</text:span></text:p>
      <text:p text:style-name="P31"/>
      <text:p text:style-name="P6"><text:span text:style-name="T4">Decide which Threads the effect depends on. </text:span><text:span text:style-name="T39">I</text:span><text:span text:style-name="T4">f you’re unsure, ask the GM. </text:span><text:span text:style-name="T10">You </text:span><text:span text:style-name="T36">should</text:span><text:span text:style-name="T10"> rationalize creatively, </text:span><text:span text:style-name="T11">but </text:span><text:span text:style-name="T62">respect fiction and use </text:span><text:span text:style-name="T32">common sense</text:span><text:span text:style-name="T11">. </text:span><text:span text:style-name="T37">I</text:span><text:span text:style-name="T12">nclude every Thread that</text:span><text:span text:style-name="T33"> relates </text:span><text:span text:style-name="T12">to the effect you’ve described, </text:span><text:span text:style-name="T23">even if you haven’t bought that Thread</text:span><text:span text:style-name="T12">.</text:span></text:p>
      <text:p text:style-name="P32"/>
      <text:p text:style-name="P6"><text:span text:style-name="T20">From all the Threads </text:span><text:span text:style-name="T23">your effect depends on</text:span><text:span text:style-name="T20">, the one with the lowest rating is the </text:span><text:span text:style-name="T169">weak thread</text:span><text:span text:style-name="T20"> </text:span><text:span text:style-name="T21">for this </text:span><text:span text:style-name="T22">effect. </text:span><text:span text:style-name="T45">If there are multiple </text:span><text:span text:style-name="T46">with the same low rating</text:span><text:span text:style-name="T45">, it doesn’t matter; </text:span><text:span text:style-name="T47">p</text:span><text:span text:style-name="T45">ick one.</text:span></text:p>
      <text:p text:style-name="P33"/>
      <text:p text:style-name="P8"><text:span text:style-name="T53">You </text:span><text:span text:style-name="T54">typically </text:span><text:span text:style-name="T52">use your magic </text:span><text:span text:style-name="T4">to </text:span><text:span text:style-name="T28">make</text:span><text:span text:style-name="T4"> a </text:span><text:span text:style-name="T96">basic move. </text:span><text:span text:style-name="T124">If that’s the case this time,</text:span><text:span text:style-name="T105"> roll </text:span><text:span text:style-name="T109">th</text:span><text:span text:style-name="T125">e</text:span><text:span text:style-name="T109"> move with </text:span><text:span text:style-name="T101">weak </text:span><text:span text:style-name="T102">t</text:span><text:span text:style-name="T101">hread</text:span><text:span text:style-name="T105">.</text:span></text:p>
      <text:p text:style-name="P35"/>
      <text:p text:style-name="P8"><text:span text:style-name="T111">If you’re gonna </text:span><text:span text:style-name="T97">fuck ‘em up</text:span><text:span text:style-name="T111"> </text:span><text:span text:style-name="T114">or </text:span><text:span text:style-name="T98">go apeshit</text:span><text:span text:style-name="T114">, </text:span><text:span text:style-name="T111">you can do </text:span><text:span text:style-name="T103">1 </text:span><text:span text:style-name="T104">+</text:span><text:span text:style-name="T103"> weak thread</text:span><text:span text:style-name="T111"> harm—</text:span><text:span text:style-name="T112">this means you </text:span><text:span text:style-name="T113">do 0 </text:span><text:span text:style-name="T112">harm if your weak thread is -1. </text:span><text:span text:style-name="T118">If you can’t do enough harm to fit the injuries your description would cause, you’ll need to alter your effect </text:span><text:span text:style-name="T120">to fit what you can do.</text:span></text:p>
      <text:p text:style-name="P36"/>
      <text:p text:style-name="P9"><text:span text:style-name="T105">If you’re trying to do something that </text:span><text:span text:style-name="T119">really </text:span><text:span text:style-name="T105">doesn’t fit into a </text:span><text:span text:style-name="T96">basic move</text:span><text:span text:style-name="T105">, </text:span><text:span text:style-name="T116">ask the GM for an </text:span><text:span text:style-name="T99">effect level</text:span><text:span text:style-name="T116"> and any penalties or bonuses </text:span><text:span text:style-name="T117">they think apply</text:span><text:span text:style-name="T116">. If you want to go ahead with your weaving, </text:span><text:span text:style-name="T105">roll </text:span><text:span text:style-name="T101">weak </text:span><text:span text:style-name="T102">t</text:span><text:span text:style-name="T101">hread</text:span><text:span text:style-name="T108">.</text:span></text:p>
      <text:p text:style-name="P37"/>
      <text:p text:style-name="P38"><text:span text:style-name="T137">⚅⚅ </text:span><text:span text:style-name="T142">You achieve your effect and </text:span><text:span text:style-name="T149">restore</text:span><text:span text:style-name="T142"> 1 Will.</text:span></text:p>
      <text:p text:style-name="P42"><text:span text:style-name="T138">⚃⚅ </text:span><text:span text:style-name="T143">You achieve your effect.</text:span></text:p>
      <text:p text:style-name="P39"><text:span text:style-name="T137">⚂⚃ </text:span><text:span text:style-name="T144">You achieve your effect, but pick 1:</text:span></text:p>
      <text:list xml:id="list1691890747" text:style-name="L1">
        <text:list-item>
          <text:p text:style-name="P44">the effect is short-lived.</text:p>
        </text:list-item>
        <text:list-item>
          <text:p text:style-name="P44">the effect is weak.</text:p>
        </text:list-item>
        <text:list-item>
          <text:p text:style-name="P44">there’s a serious side effect.</text:p>
        </text:list-item>
        <text:list-item>
          <text:p text:style-name="P44">you affect someone you didn’t mean to.</text:p>
        </text:list-item>
      </text:list>
      <text:p text:style-name="P40"><text:span text:style-name="T106">⚀⚀ </text:span><text:span text:style-name="T107">The effect won’t come together and you lose 1 Will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5T16:19:39.373890648</dc:date>
    <meta:editing-duration>P6DT7H7M16S</meta:editing-duration>
    <meta:editing-cycles>258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7" meta:word-count="788" meta:character-count="4272" meta:non-whitespace-character-count="3527"/>
  </office:meta>
</office:document-meta>
</file>